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80A0525099010D9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97cm"/>
    </style:style>
    <style:style style:name="Tabla1.B" style:family="table-column">
      <style:table-column-properties style:column-width="7.1cm"/>
    </style:style>
    <style:style style:name="Tabla1.C" style:family="table-column">
      <style:table-column-properties style:column-width="6.503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235cm"/>
    </style:style>
    <style:style style:name="Tabla2.B" style:family="table-column">
      <style:table-column-properties style:column-width="13.765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Heading_20_3">
      <style:paragraph-properties fo:padding="0.049cm" fo:border="0.06pt solid #d9d9e3"/>
    </style:style>
    <style:style style:name="P3" style:family="paragraph" style:parent-style-name="Standard">
      <style:text-properties officeooo:rsid="0019296c" officeooo:paragraph-rsid="0019296c"/>
    </style:style>
    <style:style style:name="P4" style:family="paragraph" style:parent-style-name="Standard" style:list-style-name="L1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5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8c675" officeooo:paragraph-rsid="0028c675"/>
    </style:style>
    <style:style style:name="P6" style:family="paragraph" style:parent-style-name="Standard">
      <style:paragraph-properties fo:break-before="page"/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7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8" style:family="paragraph" style:parent-style-name="Standard" style:list-style-name="L2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/>
    </style:style>
    <style:style style:name="P9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921d4" officeooo:paragraph-rsid="002921d4" loext:padding="0.049cm" loext:border="0.06pt solid #d9d9e3"/>
    </style:style>
    <style:style style:name="P10" style:family="paragraph" style:parent-style-name="Text_20_body">
      <style:paragraph-properties fo:padding="0.049cm" fo:border="0.06pt solid #d9d9e3"/>
    </style:style>
    <style:style style:name="P11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12" style:family="paragraph" style:parent-style-name="Text_20_body" style:list-style-name="L3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13" style:family="paragraph" style:parent-style-name="Text_20_body">
      <style:text-properties loext:padding="0.049cm" loext:border="0.06pt solid #d9d9e3"/>
    </style:style>
    <style:style style:name="P14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5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2">2</text:span> – exámenes <text:span text:style-name="T2">2</text:span>01-<text:span text:style-name="T2">2</text:span>02 – clase 0<text:span text:style-name="T2">1</text:span></text:p>
      <text:p text:style-name="P1"/>
      <text:p text:style-name="P1"/>
      <text:list text:style-name="L1">
        <text:list-item>
          <text:p text:style-name="P4">¿qué es el kernel? Linux</text:p>
        </text:list-item>
        <text:list-item>
          <text:p text:style-name="P4">versiones de kernel – código fuente</text:p>
        </text:list-item>
        <text:list-item>
          <text:p text:style-name="P4">diferentes escenarios de uso del kernel – servers, destop, embebidos</text:p>
        </text:list-item>
        <text:list-item>
          <text:p text:style-name="P4">kernel.org</text:p>
        </text:list-item>
      </text:list>
      <text:p text:style-name="P5">Para compilar un kernel de Linux, se pueden seguir los siguientes pasos:</text:p>
      <text:p text:style-name="P5"/>
      <text:p text:style-name="P5">1. Instalar los pre-requisitos: Es necesario instalar las herramientas necesarias para compilar el kernel. En distribuciones basadas en Red Hat, se puede utilizar el siguiente comando: `yum groupinstall "Development Tools" &amp;&amp; yum install ncurses-devel zlib-devel binutils-devel elfutils-libelf-devel libkcapi-hmaccalc openssl-devel`.</text:p>
      <text:p text:style-name="P5"/>
      <text:p text:style-name="P5">2. Descargar las fuentes del kernel: Se pueden descargar las fuentes del kernel desde la página oficial de Linux o desde el repositorio de la distribución que se esté utilizando.</text:p>
      <text:p text:style-name="P5"/>
      <text:p text:style-name="P5">3. Desempaquetar las fuentes: Una vez descargadas las fuentes, se deben desempaquetar en un directorio.</text:p>
      <text:p text:style-name="P5"/>
      <text:p text:style-name="P5">4. Entrar en el directorio de las fuentes: Se debe acceder al directorio donde se han desempaquetado las fuentes.</text:p>
      <text:p text:style-name="P5"/>
      <text:p text:style-name="P5">5. Configurar el kernel: Se puede configurar el kernel utilizando diferentes herramientas, como `make menuconfig`, `make xconfig` o `make gconfig`. Estas herramientas permiten seleccionar las opciones de configuración del kernel.</text:p>
      <text:p text:style-name="P5"/>
      <text:p text:style-name="P5">6. Compilar el kernel: Para compilar el kernel, se debe utilizar el comando `make`.</text:p>
      <text:p text:style-name="P5"/>
      <text:p text:style-name="P5">7. Compilar los módulos del kernel: Se pueden compilar los módulos del kernel utilizando el comando `make modules`.</text:p>
      <text:p text:style-name="P5"/>
      <text:p text:style-name="P5">8. Instalar los módulos del kernel: Para instalar los módulos del kernel, se debe utilizar el comando `make modules_install`.</text:p>
      <text:p text:style-name="P5"/>
      <text:p text:style-name="P5">9. Instalar el kernel: Para instalar el kernel, se debe utilizar el comando `make install`.</text:p>
      <text:p text:style-name="P5"/>
      <text:p text:style-name="P5">Es importante tener en cuenta que la compilación del kernel puede ser una tarea compleja y que se deben seguir los pasos con cuidado para evitar problemas en el sistema. Además, es recomendable hacer una copia de seguridad antes de realizar cualquier cambio en el kernel.</text:p>
      <text:p text:style-name="P5"/>
      <text:p text:style-name="P5"><text:line-break/></text:p>
      <text:p text:style-name="P6">COMPILACIÓN DE APLICACIONES (bash)</text:p>
      <text:list text:style-name="L2">
        <text:list-item>
          <text:p text:style-name="P8">Instalación de las herramientas de compilación – dnf groupinstall “Development tools”</text:p>
        </text:list-item>
        <text:list-item>
          <text:p text:style-name="P8">Descargar de código fuente -- <text:a xlink:type="simple" xlink:href="https://ftp.gnu.org/gnu/bash/" text:style-name="Internet_20_link" text:visited-style-name="Visited_20_Internet_20_Link">https://ftp.gnu.org/gnu/bash/</text:a></text:p>
        </text:list-item>
        <text:list-item>
          <text:p text:style-name="P8">Opciones de compilación -- ./configure</text:p>
        </text:list-item>
        <text:list-item>
          <text:p text:style-name="P8">make </text:p>
        </text:list-item>
        <text:list-item>
          <text:p text:style-name="P8">make install </text:p>
        </text:list-item>
      </text:list>
      <text:p text:style-name="P7"/>
      <text:p text:style-name="P7"/>
      <text:p text:style-name="P7">SISTEMATIZACIÓN CHATGPT</text:p>
      <text:p text:style-name="P7"/>
      <text:p text:style-name="P9">puedes darme un listado en formato tabla con los subcomandos de make, una breve descripción y ejemplo de uso?</text:p>
      <text:p text:style-name="P10"><text:span text:style-name="T1">Claro, aquí tienes una tabla con algunos subcomandos comunes de </text:span><text:span text:style-name="Source_20_Text"><text:span text:style-name="T1">make</text:span></text:span><text:span text:style-name="T1">, sus descripciones y ejemplos de uso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Subcomand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C1" office:value-type="string">
              <text:p text:style-name="Table_20_Heading">Ejemplo de Uso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1">make</text:span></text:span></text:p>
          </table:table-cell>
          <table:table-cell table:style-name="Tabla1.A2" office:value-type="string">
            <text:p text:style-name="Table_20_Contents">Ejecuta el primer objetivo del archivo <text:span text:style-name="Source_20_Text"><text:span text:style-name="T1">Makefil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clean</text:span></text:span></text:p>
          </table:table-cell>
          <table:table-cell table:style-name="Tabla1.A2" office:value-type="string">
            <text:p text:style-name="Table_20_Contents">Elimina los archivos generados por <text:span text:style-name="Source_20_Text"><text:span text:style-name="T1">mak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clean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install</text:span></text:span></text:p>
          </table:table-cell>
          <table:table-cell table:style-name="Tabla1.A2" office:value-type="string">
            <text:p text:style-name="Table_20_Contents">Instala los archivos generados en el sistema.</text:p>
          </table:table-cell>
          <table:table-cell table:style-name="Tabla1.C2" office:value-type="string">
            <text:p text:style-name="Table_20_Contents"><text:span text:style-name="Source_20_Text"><text:span text:style-name="T1">make install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all</text:span></text:span></text:p>
          </table:table-cell>
          <table:table-cell table:style-name="Tabla1.A2" office:value-type="string">
            <text:p text:style-name="Table_20_Contents">Construye todos los objetivos definidos.</text:p>
          </table:table-cell>
          <table:table-cell table:style-name="Tabla1.C2" office:value-type="string">
            <text:p text:style-name="Table_20_Contents"><text:span text:style-name="Source_20_Text"><text:span text:style-name="T1">make all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target</text:span></text:span></text:p>
          </table:table-cell>
          <table:table-cell table:style-name="Tabla1.A2" office:value-type="string">
            <text:p text:style-name="Table_20_Contents">Construye el objetivo específico <text:span text:style-name="Source_20_Text"><text:span text:style-name="T1">target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n</text:span></text:span></text:p>
          </table:table-cell>
          <table:table-cell table:style-name="Tabla1.A2" office:value-type="string">
            <text:p text:style-name="Table_20_Contents">Muestra las acciones que <text:span text:style-name="Source_20_Text"><text:span text:style-name="T1">make</text:span></text:span> ejecutará sin hacer cambios.</text:p>
          </table:table-cell>
          <table:table-cell table:style-name="Tabla1.C2" office:value-type="string">
            <text:p text:style-name="Table_20_Contents"><text:span text:style-name="Source_20_Text"><text:span text:style-name="T1">make -n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B</text:span></text:span></text:p>
          </table:table-cell>
          <table:table-cell table:style-name="Tabla1.A2" office:value-type="string">
            <text:p text:style-name="Table_20_Contents">Fuerza la reconstrucción de todos los objetivos.</text:p>
          </table:table-cell>
          <table:table-cell table:style-name="Tabla1.C2" office:value-type="string">
            <text:p text:style-name="Table_20_Contents"><text:span text:style-name="Source_20_Text"><text:span text:style-name="T1">make -B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C dir</text:span></text:span></text:p>
          </table:table-cell>
          <table:table-cell table:style-name="Tabla1.A2" office:value-type="string">
            <text:p text:style-name="Table_20_Contents">Cambia al directorio <text:span text:style-name="Source_20_Text"><text:span text:style-name="T1">dir</text:span></text:span> antes de ejecutar <text:span text:style-name="Source_20_Text"><text:span text:style-name="T1">mak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-C /ruta/al/directorio targ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f archivo</text:span></text:span></text:p>
          </table:table-cell>
          <table:table-cell table:style-name="Tabla1.A2" office:value-type="string">
            <text:p text:style-name="Table_20_Contents">Usa el archivo especificado como <text:span text:style-name="Source_20_Text"><text:span text:style-name="T1">Makefile</text:span></text:span>.</text:p>
          </table:table-cell>
          <table:table-cell table:style-name="Tabla1.C2" office:value-type="string">
            <text:p text:style-name="Table_20_Contents"><text:span text:style-name="Source_20_Text"><text:span text:style-name="T1">make -f otroMakefile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j N</text:span></text:span></text:p>
          </table:table-cell>
          <table:table-cell table:style-name="Tabla1.A2" office:value-type="string">
            <text:p text:style-name="Table_20_Contents">Ejecuta <text:span text:style-name="Source_20_Text"><text:span text:style-name="T1">N</text:span></text:span> objetivos en paralelo.</text:p>
          </table:table-cell>
          <table:table-cell table:style-name="Tabla1.C2" office:value-type="string">
            <text:p text:style-name="Table_20_Contents"><text:span text:style-name="Source_20_Text"><text:span text:style-name="T1">make -j 4</text:span></text:span> (Ejecuta 4 objetivos en paralelo)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k</text:span></text:span></text:p>
          </table:table-cell>
          <table:table-cell table:style-name="Tabla1.A2" office:value-type="string">
            <text:p text:style-name="Table_20_Contents">Continúa con otros objetivos si uno falla.</text:p>
          </table:table-cell>
          <table:table-cell table:style-name="Tabla1.C2" office:value-type="string">
            <text:p text:style-name="Table_20_Contents"><text:span text:style-name="Source_20_Text"><text:span text:style-name="T1">make -k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r</text:span></text:span></text:p>
          </table:table-cell>
          <table:table-cell table:style-name="Tabla1.A2" office:value-type="string">
            <text:p text:style-name="Table_20_Contents">Deshabilita las reglas implícitas.</text:p>
          </table:table-cell>
          <table:table-cell table:style-name="Tabla1.C2" office:value-type="string">
            <text:p text:style-name="Table_20_Contents"><text:span text:style-name="Source_20_Text"><text:span text:style-name="T1">make -r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make -s</text:span></text:span></text:p>
          </table:table-cell>
          <table:table-cell table:style-name="Tabla1.A2" office:value-type="string">
            <text:p text:style-name="Table_20_Contents">Ejecuta en modo silencioso, sin imprimir los comandos.</text:p>
          </table:table-cell>
          <table:table-cell table:style-name="Tabla1.C2" office:value-type="string">
            <text:p text:style-name="Table_20_Contents"><text:span text:style-name="Source_20_Text"><text:span text:style-name="T1">make -s</text:span></text:span></text:p>
          </table:table-cell>
        </table:table-row>
      </table:table>
      <text:p text:style-name="P10"><text:span text:style-name="T1">Recuerda que los ejemplos de uso pueden variar según el contenido específico del </text:span><text:span text:style-name="Source_20_Text"><text:span text:style-name="T1">Makefile</text:span></text:span><text:span text:style-name="T1"> y los objetivos definidos en él.</text:span></text:p>
      <text:p text:style-name="P11"><draw:frame draw:style-name="fr1" draw:name="Imagen1" text:anchor-type="as-char" svg:width="0.953cm" svg:height="0.953cm" draw:z-index="0"><draw:image xlink:href="Pictures/10000000000000600000006080A0525099010D9B.png" xlink:type="simple" xlink:show="embed" xlink:actuate="onLoad" draw:mime-type="image/png"/><svg:title>User</svg:title></draw:frame></text:p>
      <text:p text:style-name="P11">genérame otra tabla con los subcomandos config oldconfig menuconfig explicando la creación del fichero .config y su utilidad</text:p>
      <table:table table:name="Tabla2" table:style-name="Tabla2">
        <table:table-column table:style-name="Tabla2.A"/>
        <table:table-column table:style-name="Tabla2.B"/>
        <table:table-header-rows>
          <text:soft-page-break/>
          <table:table-row>
            <table:table-cell table:style-name="Tabla2.A1" office:value-type="string">
              <text:p text:style-name="Table_20_Heading">Subcomando</text:p>
            </table:table-cell>
            <table:table-cell table:style-name="Tabla2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2" office:value-type="string">
            <text:p text:style-name="Table_20_Contents"><text:span text:style-name="Source_20_Text"><text:span text:style-name="T1">make config</text:span></text:span></text:p>
          </table:table-cell>
          <table:table-cell table:style-name="Tabla2.B2" office:value-type="string">
            <text:p text:style-name="Table_20_Contents">Interactivamente, permite al usuario configurar el kernel de Linux seleccionando opciones de un menú. Al finalizar, crea el archivo <text:span text:style-name="Source_20_Text"><text:span text:style-name="T1">.config</text:span></text:span> que contiene la configuración elegida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make oldconfig</text:span></text:span></text:p>
          </table:table-cell>
          <table:table-cell table:style-name="Tabla2.B2" office:value-type="string">
            <text:p text:style-name="Table_20_Contents">Similar a <text:span text:style-name="Source_20_Text"><text:span text:style-name="T1">make config</text:span></text:span>, pero utiliza las configuraciones existentes del archivo <text:span text:style-name="Source_20_Text"><text:span text:style-name="T1">.config</text:span></text:span> como base y solo pregunta por las opciones nuevas o modificadas.</text:p>
          </table:table-cell>
        </table:table-row>
        <table:table-row>
          <table:table-cell table:style-name="Tabla2.A2" office:value-type="string">
            <text:p text:style-name="Table_20_Contents"><text:span text:style-name="Source_20_Text"><text:span text:style-name="T1">make menuconfig</text:span></text:span></text:p>
          </table:table-cell>
          <table:table-cell table:style-name="Tabla2.B2" office:value-type="string">
            <text:p text:style-name="Table_20_Contents">Proporciona una interfaz gráfica basada en texto para configurar el kernel. Es más fácil de usar y entender que <text:span text:style-name="Source_20_Text"><text:span text:style-name="T1">make config</text:span></text:span> y <text:span text:style-name="Source_20_Text"><text:span text:style-name="T1">make oldconfig</text:span></text:span>.</text:p>
          </table:table-cell>
        </table:table-row>
      </table:table>
      <text:h text:style-name="P2" text:outline-level="3"><text:span text:style-name="T1">Creación del archivo </text:span><text:span text:style-name="Source_20_Text"><text:span text:style-name="T1">.config</text:span></text:span><text:span text:style-name="T1"> y su Utilidad:</text:span></text:h>
      <text:list text:style-name="L3">
        <text:list-item>
          <text:p text:style-name="P16"><text:span text:style-name="Strong_20_Emphasis"><text:span text:style-name="Source_20_Text"><text:span text:style-name="T1">make config</text:span></text:span></text:span><text:span text:style-name="Strong_20_Emphasis"><text:span text:style-name="T1">:</text:span></text:span></text:p>
          <text:list>
            <text:list-item>
              <text:p text:style-name="P15"><text:span text:style-name="T1">Al ejecutar </text:span><text:span text:style-name="Source_20_Text"><text:span text:style-name="T1">make config</text:span></text:span><text:span text:style-name="T1">, el usuario es guiado a través de una serie de preguntas sobre las configuraciones del kernel.</text:span></text:p>
            </text:list-item>
            <text:list-item>
              <text:p text:style-name="P12">Cada opción tiene un valor predeterminado, que puede ser modificado según las necesidades del usuario.</text:p>
            </text:list-item>
            <text:list-item>
              <text:p text:style-name="P15"><text:span text:style-name="T1">Después de responder a todas las preguntas, se genera el archivo </text:span><text:span text:style-name="Source_20_Text"><text:span text:style-name="T1">.config</text:span></text:span><text:span text:style-name="T1"> con las opciones seleccionadas.</text:span></text:p>
            </text:list-item>
            <text:list-item>
              <text:p text:style-name="P15"><text:span text:style-name="Strong_20_Emphasis"><text:span text:style-name="T1">Utilidad:</text:span></text:span><text:span text:style-name="T1"> Este archivo </text:span><text:span text:style-name="Source_20_Text"><text:span text:style-name="T1">.config</text:span></text:span><text:span text:style-name="T1"> es esencial para compilar el kernel de Linux. Contiene información sobre qué características del kernel deben ser habilitadas o deshabilitadas para que el kernel funcione correctamente en un sistema específico.</text:span></text:p>
            </text:list-item>
          </text:list>
        </text:list-item>
        <text:list-item>
          <text:p text:style-name="P16"><text:span text:style-name="Strong_20_Emphasis"><text:span text:style-name="Source_20_Text"><text:span text:style-name="T1">make oldconfig</text:span></text:span></text:span><text:span text:style-name="Strong_20_Emphasis"><text:span text:style-name="T1">:</text:span></text:span></text:p>
          <text:list>
            <text:list-item>
              <text:p text:style-name="P15"><text:span text:style-name="T1">Este comando se utiliza cuando ya hay un archivo </text:span><text:span text:style-name="Source_20_Text"><text:span text:style-name="T1">.config</text:span></text:span><text:span text:style-name="T1"> existente que se desea actualizar.</text:span></text:p>
            </text:list-item>
            <text:list-item>
              <text:p text:style-name="P15"><text:span text:style-name="Source_20_Text"><text:span text:style-name="T1">make oldconfig</text:span></text:span><text:span text:style-name="T1"> toma el </text:span><text:span text:style-name="Source_20_Text"><text:span text:style-name="T1">.config</text:span></text:span><text:span text:style-name="T1"> existente y solo pregunta sobre las nuevas configuraciones introducidas en el kernel actual.</text:span></text:p>
            </text:list-item>
            <text:list-item>
              <text:p text:style-name="P15"><text:span text:style-name="T1">Después de responder a las nuevas preguntas, el archivo </text:span><text:span text:style-name="Source_20_Text"><text:span text:style-name="T1">.config</text:span></text:span><text:span text:style-name="T1"> se actualiza con las nuevas configuraciones, manteniendo las configuraciones antiguas intactas.</text:span></text:p>
            </text:list-item>
            <text:list-item>
              <text:p text:style-name="P15"><text:span text:style-name="Strong_20_Emphasis"><text:span text:style-name="T1">Utilidad:</text:span></text:span><text:span text:style-name="T1"> Permite actualizar una configuración existente del kernel para una nueva versión sin tener que reconfigurar todas las opciones desde cero.</text:span></text:p>
            </text:list-item>
          </text:list>
        </text:list-item>
        <text:list-item>
          <text:p text:style-name="P16"><text:span text:style-name="Strong_20_Emphasis"><text:span text:style-name="Source_20_Text"><text:span text:style-name="T1">make menuconfig</text:span></text:span></text:span><text:span text:style-name="Strong_20_Emphasis"><text:span text:style-name="T1">:</text:span></text:span></text:p>
          <text:list>
            <text:list-item>
              <text:p text:style-name="P12">Este comando proporciona una interfaz gráfica basada en texto que permite al usuario seleccionar las configuraciones del kernel usando un menú interactivo.</text:p>
            </text:list-item>
            <text:list-item>
              <text:p text:style-name="P12">Las opciones se presentan de manera estructurada, lo que facilita la navegación y la comprensión.</text:p>
            </text:list-item>
            <text:list-item>
              <text:p text:style-name="P15"><text:span text:style-name="T1">Al finalizar, las selecciones se guardan en el archivo </text:span><text:span text:style-name="Source_20_Text"><text:span text:style-name="T1">.config</text:span></text:span><text:span text:style-name="T1">.</text:span></text:p>
            </text:list-item>
            <text:list-item>
              <text:p text:style-name="P16"><text:soft-page-break/><text:span text:style-name="Strong_20_Emphasis"><text:span text:style-name="T1">Utilidad:</text:span></text:span><text:span text:style-name="T1"> Ofrece una forma más amigable para que los usuarios configuren el kernel, especialmente para aquellos que no están familiarizados con las configuraciones específicas del kernel.</text:span></text:p>
            </text:list-item>
          </text:list>
        </text:list-item>
      </text:list>
      <text:p text:style-name="P10"><text:span text:style-name="T1">En resumen, estos subcomandos son esenciales para la configuración y compilación del kernel de Linux, asegurando que el kernel esté adaptado específicamente para el hardware y las necesidades del usuario. El archivo </text:span><text:span text:style-name="Source_20_Text"><text:span text:style-name="T1">.config</text:span></text:span><text:span text:style-name="T1"> generado es fundamental para mantener un registro de estas configuraciones.</text:span></text:p>
      <text:p text:style-name="P11"><draw:frame draw:style-name="fr1" draw:name="Imagen2" text:anchor-type="as-char" svg:width="0.953cm" svg:height="0.953cm" draw:z-index="1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 draw:mime-type="image/png"/><svg:title>User</svg:title></draw:frame></text:p>
      <text:p text:style-name="P13">bastante escueto pero me sirve. </text:p>
      <text:p text:style-name="P14">Me alegra que te haya sido útil. Si tienes más preguntas o necesitas más detalles sobre cualquier tema, no dudes en preguntar. ¡Estoy aquí para ayudar!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16T14:26:55.499707379</dc:date>
    <meta:editing-duration>P1DT21H9M57S</meta:editing-duration>
    <meta:editing-cycles>18</meta:editing-cycles>
    <meta:generator>LibreOffice/7.4.1.2$Linux_X86_64 LibreOffice_project/3c58a8f3a960df8bc8fd77b461821e42c061c5f0</meta:generator>
    <meta:document-statistic meta:table-count="2" meta:image-count="2" meta:object-count="0" meta:page-count="4" meta:paragraph-count="99" meta:word-count="962" meta:character-count="6232" meta:non-whitespace-character-count="5381"/>
  </office:meta>
</office:document-meta>
</file>